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Text_20_body">
      <style:paragraph-properties fo:text-align="justify" style:justify-single-word="false"/>
      <style:text-properties fo:language="en" fo:country="US" officeooo:rsid="0024058a" officeooo:paragraph-rsid="0024058a"/>
    </style:style>
    <style:style style:name="P9" style:family="paragraph" style:parent-style-name="Text_20_body">
      <style:paragraph-properties fo:text-align="justify" style:justify-single-word="false"/>
      <style:text-properties fo:language="en" fo:country="US" officeooo:rsid="0026b887" officeooo:paragraph-rsid="0026b887"/>
    </style:style>
    <style:style style:name="P10"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style:font-style-asian="italic" style:font-style-complex="italic"/>
    </style:style>
    <style:style style:name="T4" style:family="text">
      <style:text-properties fo:font-style="italic" officeooo:rsid="0022e1c8" style:font-style-asian="italic" style:font-style-complex="italic"/>
    </style:style>
    <style:style style:name="T5" style:family="text">
      <style:text-properties officeooo:rsid="002353ea"/>
    </style:style>
    <style:style style:name="T6" style:family="text">
      <style:text-properties officeooo:rsid="00242b7d"/>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10"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4">Adventures of Alfonso</text:span><text:span text:style-name="T2">.</text:span></text:p>
      <text:p text:style-name="P7"/>
      <text:p text:style-name="P7">The literary career <text:span text:style-name="T5">of this American expatriate took a political turn during the Revolution. His close relationship with George Washington – the Digges estate was located just across the Potomac from Mount Vernon – made him a natural choice for enlisting with the revolutionary effort in England, and he took part in illegal shipping of munitions to the America rebels. But Digges's involvement in the American cause was highly controversial. He aroused the suspicion of almost all the American representatives in Europe, who believed he was a double agent. His reputation plummeted when it was discovered that he had embezzled charitable funds aimed at arranging the escape or ameliorating the conditions of American prisoners. Benjamin Franklin, for one, wrote that “If such a fellow is not damn'd it is not worth while to keep a devil.”</text:span><text:span text:style-name="T5"><text:note text:id="ftn0" text:note-class="footnote"><text:note-citation>1</text:note-citation><text:note-body><text:p text:style-name="Footnote"/></text:note-body></text:note></text:span><text:span text:style-name="T5"> Franklin's rival, John Adams, however, trusted the controversial Marylander. Digges arranged the publication of Adams's revolutionary propaganda in London and sent him numerous reports of British thinking about the war. The diplomatic stature Digges attained is evident by the fact that the British prime minister Lord North chose Digges to be the bearer of his 1782 peace overture.</text:span></text:p>
      <text:p text:style-name="P7"/>
      <text:p text:style-name="P8">With the war over, Digges turned to technology piracy. In the decade fallowing American independence <text:s/>he traveled through England and Ireland in search of artisans willing to violate British laws and migrate to America with their advanced machinery. By taking such personal risk in violation of English law Digges hoped to profit handsomely while rehabilitating his patriotic credentials. His most successful recruit was William Pearce, a mechanic from Yorkshire <text:span text:style-name="T6">who settled in Belfast in 1790. The ambitious Marylander called his prized recruit a “second Archimedes” and claimed Pearce was also, according to Digges, the invention by Mr. Arkwright.” Pearce was also, according to Digges, the innovative force in the Cartwrights' mill, “which dresses the Wool, spins, and weaves Broad Cloth by force of Water, stem, or by a horse.” After Pearce failed to get premiums from the Irish Parliament for a variety of </text:span><text:soft-page-break/><text:span text:style-name="T6">mechanical innovations, he warmed up to Digges's overtures and agreed to emigrate to the United States. Digges proudly reported to Secretary of State Jefferson that “a box containing the materials and specifications for a new Invented double Loom” was about to depart for America and that Pearce and two of his able assistants would <text:s/>fallow it there, reassemble the machinery, and put it to work. “It gives me great pleasure,” he concluded, “to have been the means of getting so valuable an Artist to our Country.” Alas, Pearce's journey did not got smoothly. Digges reported that an English cutter “pursued &amp; searched His Vessel twice for His double Loom &amp; the would have brought him back had He not entered &amp; given in a different name.”</text:span><text:span text:style-name="T6"><text:note text:id="ftn1" text:note-class="footnote"><text:note-citation>2</text:note-citation><text:note-body><text:p text:style-name="Footnote"/></text:note-body></text:note></text:span></text:p>
      <text:p text:style-name="P8"/>
      <text:p text:style-name="P9">While reading a New York newspaper Digges came across Alexander Hamilton's <text:span text:style-name="T3">Report on Maufacture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13DT1H40M1S</meta:editing-duration>
    <meta:editing-cycles>27</meta:editing-cycles>
    <meta:generator>LibreOffice/4.2.4.2$Linux_X86_64 LibreOffice_project/63150712c6d317d27ce2db16eb94c2f3d7b699f8</meta:generator>
    <dc:date>2014-06-30T11:33:08.567663256</dc:date>
    <dc:creator>Guillermo Lengemann</dc:creator>
    <meta:document-statistic meta:table-count="0" meta:image-count="0" meta:object-count="0" meta:page-count="2" meta:paragraph-count="9" meta:word-count="625" meta:character-count="3911" meta:non-whitespace-character-count="3289"/>
  </office:meta>
</office:document-meta>
</file>